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9EC2C67D1C143D7B.png" manifest:media-type="image/png"/>
  <manifest:file-entry manifest:full-path="Pictures/100000000000005E0000005ED467456AABF41626.png" manifest:media-type="image/png"/>
  <manifest:file-entry manifest:full-path="Pictures/100000000000005E0000005EC9F6BBF26324DFED.png" manifest:media-type="image/png"/>
  <manifest:file-entry manifest:full-path="Pictures/100000000000005E0000005EA96AF1CC55BFA5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Lawn_20_Artificial" draw:fill-image-width="0cm" draw:fill-image-height="0cm" style:repeat="repeat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Space_20_Metal" draw:fill-image-width="0cm" draw:fill-image-height="0cm" style:repeat="repeat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6a9662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visible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476042" draw:textarea-horizontal-align="center" draw:textarea-vertical-align="middle" draw:auto-grow-height="false" draw:fit-to-size="false" fo:min-height="9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7d500" draw:textarea-horizontal-align="center" draw:textarea-vertical-align="middle" draw:auto-grow-height="false" draw:fit-to-size="false" fo:min-height="9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17c0b" draw:textarea-horizontal-align="center" draw:textarea-vertical-align="middle" draw:auto-grow-height="false" draw:fit-to-size="false" fo:min-height="9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6a9662" draw:textarea-horizontal-align="center" draw:textarea-vertical-align="middle" draw:auto-grow-height="false" draw:fit-to-size="false" fo:min-height="9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00ffff" draw:secondary-fill-color="#ff8080" draw:fill-image-name="Metal" draw:textarea-horizontal-align="center" draw:textarea-vertical-align="middle" draw:auto-grow-height="false" draw:fit-to-size="false" fo:min-height="6.721cm" fo:min-width="8.607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1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800000" draw:fill-gradient-name="Deep_20_Blue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b8ff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bitmap" draw:fill-color="#ffffff" draw:fill-image-name="Lawn_20_Artificial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bitmap" draw:fill-color="#ffffff" draw:fill-image-name="Space_20_Metal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6a966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47604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c7d5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17c0b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6a966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bitmap" draw:fill-color="#00ffff" draw:secondary-fill-color="#ff8080" draw:fill-image-name="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2" style:family="paragraph">
      <loext:graphic-properties draw:fill="gradient" draw:fill-color="#800000" draw:fill-gradient-name="Deep_20_Blu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5cm" svg:x="3.6cm" svg:y="3.6cm">
          <text:p text:style-name="P1"><text:span text:style-name="T1">Test Set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2" draw:text-style-name="P3" draw:layer="layout" svg:width="10cm" svg:height="5cm" svg:x="5.4cm" svg:y="15.8cm">
          <text:p text:style-name="P1"><text:span text:style-name="T1">Data Set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3" draw:text-style-name="P4" draw:layer="layout" svg:width="10cm" svg:height="5cm" svg:x="1.9cm" svg:y="21cm">
          <text:p text:style-name="P1"><text:span text:style-name="T1">Learn Set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4" draw:text-style-name="P5" draw:layer="layout" svg:width="10cm" svg:height="5.001cm" svg:x="1.9cm" svg:y="7.399cm">
          <text:p text:style-name="P1"><text:span text:style-name="T2">Confusion Matrix <text:s/></text:span></text:p>
          <draw:enhanced-geometry svg:viewBox="0 0 21600 21600" draw:extrusion="tru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urve-up" draw:modifiers="8111.4245416079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5" draw:text-style-name="P6" draw:layer="layout" svg:width="10cm" svg:height="5cm" svg:x="10.1cm" svg:y="8.6cm">
          <text:p text:style-name="P1"><text:span text:style-name="T1">Features 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10cm" svg:height="10cm" svg:x="9.8cm" svg:y="9.5cm">
          <text:p text:style-name="P1"><text:span text:style-name="T1">True positive rat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8" draw:layer="layout" svg:width="10cm" svg:height="10cm" svg:x="9.1cm" svg:y="16.3cm">
          <text:p text:style-name="P1"><text:span text:style-name="T1">True negative rat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9" draw:layer="layout" svg:width="10cm" svg:height="10cm" svg:x="1.1cm" svg:y="13.2cm">
          <text:p text:style-name="P1"><text:span text:style-name="T1">False negative rat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0" draw:layer="layout" svg:width="10cm" svg:height="10cm" svg:x="1cm" svg:y="7.5cm">
          <text:p text:style-name="P1"><text:span text:style-name="T1">False positive rat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11" draw:layer="layout" svg:width="12.941cm" svg:height="9.921cm" svg:x="5.5cm" svg:y="4.879cm">
          <text:p text:style-name="P1"><text:span text:style-name="T3">Machine Learning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round-callout" draw:modifiers="-77.2186944247003 0" draw:enhanced-path="V 0 0 21600 21600 ?f2 ?f3 ?f2 ?f4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handle draw:handle-position="10800 $0" draw:handle-polar="10800 10800" draw:handle-radius-range-minimum="10800" draw:handle-radius-range-maximum="10800"/>
          </draw:enhanced-geometry>
        </draw:custom-shape>
        <draw:custom-shape draw:style-name="gr11" draw:text-style-name="P12" draw:layer="layout" svg:width="10cm" svg:height="5cm" svg:x="5.3cm" svg:y="12.2cm">
          <text:p text:style-name="P1"><text:span text:style-name="T1">Terminology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12" draw:text-style-name="P13" draw:layer="layout" svg:width="10cm" svg:height="5cm" svg:x="9.5cm" svg:y="18.4cm">
          <text:p text:style-name="P1"><text:span text:style-name="T2">Classifier 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fill-image draw:name="Bitmape_20_1" draw:display-name="Bitmape 1" xlink:href="Pictures/100000000000005E0000005EA96AF1CC55BFA5A6.png" xlink:type="simple" xlink:show="embed" xlink:actuate="onLoad"/>
    <draw:fill-image draw:name="Lawn_20_Artificial" draw:display-name="Lawn Artificial" xlink:href="Pictures/100000000000005E0000005EC9F6BBF26324DFED.png" xlink:type="simple" xlink:show="embed" xlink:actuate="onLoad"/>
    <draw:fill-image draw:name="Metal" xlink:href="Pictures/100000000000005E0000005ED467456AABF41626.png" xlink:type="simple" xlink:show="embed" xlink:actuate="onLoad"/>
    <draw:fill-image draw:name="Space_20_Metal" draw:display-name="Space Metal" xlink:href="Pictures/100000000000005E0000005E9EC2C67D1C143D7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1:56:54.662791866</meta:creation-date>
    <dc:date>2017-02-12T12:13:27.455308344</dc:date>
    <meta:editing-duration>PT14M13S</meta:editing-duration>
    <meta:editing-cycles>3</meta:editing-cycles>
    <meta:generator>LibreOffice/5.0.3.2$Linux_X86_64 LibreOffice_project/00m0$Build-2</meta:generator>
    <meta:document-statistic meta:object-count="12"/>
  </office:meta>
</office:document-meta>
</file>